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Напряжение анод</text:p>
          </table:table-cell>
          <table:table-cell office:value-type="string" calcext:value-type="string">
            <text:p>В катот-сетка</text:p>
          </table:table-cell>
          <table:table-cell office:value-type="string" calcext:value-type="string">
            <text:p>В накала</text:p>
          </table:table-cell>
          <table:table-cell office:value-type="string" calcext:value-type="string">
            <text:p>Ток анод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6" calcext:value-type="float">
            <text:p>13,6</text:p>
          </table:table-cell>
          <table:table-cell office:value-type="float" office:value="0.582" calcext:value-type="float">
            <text:p>0,582</text:p>
          </table:table-cell>
          <table:table-cell office:value-type="float" office:value="2.85" calcext:value-type="float">
            <text:p>2,85</text:p>
          </table:table-cell>
          <table:table-cell table:formula="of:=[.B3] / [.$I$4]" office:value-type="float" office:value="0.00000136" calcext:value-type="float">
            <text:p>1,36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66" calcext:value-type="float">
            <text:p>0,66</text:p>
          </table:table-cell>
          <table:table-cell/>
          <table:table-cell table:formula="of:=[.B4] / [.$I$4]" office:value-type="float" office:value="0.0000019" calcext:value-type="float">
            <text:p>1,9E-0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formula="of:=100 * 10^5" office:value-type="float" office:value="10000000" calcext:value-type="float">
            <text:p>1000000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98" calcext:value-type="float">
            <text:p>0,98</text:p>
          </table:table-cell>
          <table:table-cell/>
          <table:table-cell table:formula="of:=[.B5] / [.$I$4]" office:value-type="float" office:value="0.0000057" calcext:value-type="float">
            <text:p>5,7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9" calcext:value-type="float">
            <text:p>0,99</text:p>
          </table:table-cell>
          <table:table-cell/>
          <table:table-cell table:formula="of:=[.B6] / [.$I$4]"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.8" calcext:value-type="float">
            <text:p>69,8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[.B7] / [.$I$4]" office:value-type="float" office:value="0.00000698" calcext:value-type="float">
            <text:p>6,98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.5" calcext:value-type="float">
            <text:p>105,5</text:p>
          </table:table-cell>
          <table:table-cell office:value-type="float" office:value="1.33" calcext:value-type="float">
            <text:p>1,33</text:p>
          </table:table-cell>
          <table:table-cell/>
          <table:table-cell table:formula="of:=[.B8] / [.$I$4]" office:value-type="float" office:value="0.00001055" calcext:value-type="float">
            <text:p>1,05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.1" calcext:value-type="float">
            <text:p>119,1</text:p>
          </table:table-cell>
          <table:table-cell office:value-type="float" office:value="1.47" calcext:value-type="float">
            <text:p>1,47</text:p>
          </table:table-cell>
          <table:table-cell/>
          <table:table-cell table:formula="of:=[.B9] / [.$I$4]" office:value-type="float" office:value="0.00001191" calcext:value-type="float">
            <text:p>1,19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.1" calcext:value-type="float">
            <text:p>127,1</text:p>
          </table:table-cell>
          <table:table-cell office:value-type="float" office:value="1.58" calcext:value-type="float">
            <text:p>1,58</text:p>
          </table:table-cell>
          <table:table-cell/>
          <table:table-cell table:formula="of:=[.B10] / [.$I$4]" office:value-type="float" office:value="0.00001271" calcext:value-type="float">
            <text:p>1,27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.3" calcext:value-type="float">
            <text:p>136,3</text:p>
          </table:table-cell>
          <table:table-cell office:value-type="float" office:value="1.77" calcext:value-type="float">
            <text:p>1,77</text:p>
          </table:table-cell>
          <table:table-cell/>
          <table:table-cell table:formula="of:=[.B11] / [.$I$4]" office:value-type="float" office:value="0.00001363" calcext:value-type="float">
            <text:p>1,36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.8" calcext:value-type="float">
            <text:p>138,8</text:p>
          </table:table-cell>
          <table:table-cell office:value-type="float" office:value="1.86" calcext:value-type="float">
            <text:p>1,86</text:p>
          </table:table-cell>
          <table:table-cell/>
          <table:table-cell table:formula="of:=[.B12] / [.$I$4]" office:value-type="float" office:value="0.00001388" calcext:value-type="float">
            <text:p>1,38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.3" calcext:value-type="float">
            <text:p>140,3</text:p>
          </table:table-cell>
          <table:table-cell office:value-type="float" office:value="1.96" calcext:value-type="float">
            <text:p>1,96</text:p>
          </table:table-cell>
          <table:table-cell/>
          <table:table-cell table:formula="of:=[.B13] / [.$I$4]" office:value-type="float" office:value="0.00001403" calcext:value-type="float">
            <text:p>1,40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.7" calcext:value-type="float">
            <text:p>140,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] / [.$I$4]" office:value-type="float" office:value="0.00001407" calcext:value-type="float">
            <text:p>1,40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.9" calcext:value-type="float">
            <text:p>140,9</text:p>
          </table:table-cell>
          <table:table-cell office:value-type="float" office:value="2.02" calcext:value-type="float">
            <text:p>2,02</text:p>
          </table:table-cell>
          <table:table-cell/>
          <table:table-cell table:formula="of:=[.B15] / [.$I$4]" office:value-type="float" office:value="0.00001409" calcext:value-type="float">
            <text:p>1,40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2.09" calcext:value-type="float">
            <text:p>2,09</text:p>
          </table:table-cell>
          <table:table-cell/>
          <table:table-cell table:formula="of:=[.B16] / [.$I$4]" office:value-type="float" office:value="0.0000141" calcext:value-type="float">
            <text:p>1,4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.7" calcext:value-type="float">
            <text:p>140,7</text:p>
          </table:table-cell>
          <table:table-cell office:value-type="float" office:value="2.18" calcext:value-type="float">
            <text:p>2,18</text:p>
          </table:table-cell>
          <table:table-cell/>
          <table:table-cell table:formula="of:=[.B17] / [.$I$4]" office:value-type="float" office:value="0.00001407" calcext:value-type="float">
            <text:p>1,40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.2" calcext:value-type="float">
            <text:p>140,2</text:p>
          </table:table-cell>
          <table:table-cell office:value-type="float" office:value="2.25" calcext:value-type="float">
            <text:p>2,25</text:p>
          </table:table-cell>
          <table:table-cell/>
          <table:table-cell table:formula="of:=[.B18] / [.$I$4]" office:value-type="float" office:value="0.00001402" calcext:value-type="float">
            <text:p>1,402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2.26" calcext:value-type="float">
            <text:p>2,26</text:p>
          </table:table-cell>
          <table:table-cell/>
          <table:table-cell table:formula="of:=[.B19] / [.$I$4]" office:value-type="float" office:value="0.000014" calcext:value-type="float">
            <text:p>1,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.99" calcext:value-type="float">
            <text:p>139,99</text:p>
          </table:table-cell>
          <table:table-cell office:value-type="float" office:value="2.28" calcext:value-type="float">
            <text:p>2,28</text:p>
          </table:table-cell>
          <table:table-cell/>
          <table:table-cell table:formula="of:=[.B20] / [.$I$4]" office:value-type="float" office:value="0.000013999" calcext:value-type="float">
            <text:p>1,399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.4" calcext:value-type="float">
            <text:p>139,4</text:p>
          </table:table-cell>
          <table:table-cell office:value-type="float" office:value="2.32" calcext:value-type="float">
            <text:p>2,32</text:p>
          </table:table-cell>
          <table:table-cell/>
          <table:table-cell table:formula="of:=[.B21] / [.$I$4]" office:value-type="float" office:value="0.00001394" calcext:value-type="float">
            <text:p>1,39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2.35" calcext:value-type="float">
            <text:p>2,35</text:p>
          </table:table-cell>
          <table:table-cell/>
          <table:table-cell table:formula="of:=[.B22] / [.$I$4]" office:value-type="float" office:value="0.0000139" calcext:value-type="float">
            <text:p>1,3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.7" calcext:value-type="float">
            <text:p>138,7</text:p>
          </table:table-cell>
          <table:table-cell office:value-type="float" office:value="2.38" calcext:value-type="float">
            <text:p>2,38</text:p>
          </table:table-cell>
          <table:table-cell/>
          <table:table-cell table:formula="of:=[.B23] / [.$I$4]" office:value-type="float" office:value="0.00001387" calcext:value-type="float">
            <text:p>1,38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.4" calcext:value-type="float">
            <text:p>138,4</text:p>
          </table:table-cell>
          <table:table-cell office:value-type="float" office:value="2.4" calcext:value-type="float">
            <text:p>2,4</text:p>
          </table:table-cell>
          <table:table-cell/>
          <table:table-cell table:formula="of:=[.B24] / [.$I$4]" office:value-type="float" office:value="0.00001384" calcext:value-type="float">
            <text:p>1,38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.7" calcext:value-type="float">
            <text:p>137,7</text:p>
          </table:table-cell>
          <table:table-cell office:value-type="float" office:value="2.44" calcext:value-type="float">
            <text:p>2,44</text:p>
          </table:table-cell>
          <table:table-cell/>
          <table:table-cell table:formula="of:=[.B25] / [.$I$4]" office:value-type="float" office:value="0.00001377" calcext:value-type="float">
            <text:p>1,37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.5" calcext:value-type="float">
            <text:p>137,5</text:p>
          </table:table-cell>
          <table:table-cell office:value-type="float" office:value="2.46" calcext:value-type="float">
            <text:p>2,46</text:p>
          </table:table-cell>
          <table:table-cell/>
          <table:table-cell table:formula="of:=[.B26] / [.$I$4]" office:value-type="float" office:value="0.00001375" calcext:value-type="float">
            <text:p>1,37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.8" calcext:value-type="float">
            <text:p>137,8</text:p>
          </table:table-cell>
          <table:table-cell office:value-type="float" office:value="2.45" calcext:value-type="float">
            <text:p>2,45</text:p>
          </table:table-cell>
          <table:table-cell/>
          <table:table-cell table:formula="of:=[.B27] / [.$I$4]" office:value-type="float" office:value="0.00001378" calcext:value-type="float">
            <text:p>1,37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.6" calcext:value-type="float">
            <text:p>137,6</text:p>
          </table:table-cell>
          <table:table-cell office:value-type="float" office:value="2.46" calcext:value-type="float">
            <text:p>2,46</text:p>
          </table:table-cell>
          <table:table-cell/>
          <table:table-cell table:formula="of:=[.B28] / [.$I$4]" office:value-type="float" office:value="0.00001376" calcext:value-type="float">
            <text:p>1,376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.3" calcext:value-type="float">
            <text:p>137,3</text:p>
          </table:table-cell>
          <table:table-cell office:value-type="float" office:value="2.48" calcext:value-type="float">
            <text:p>2,48</text:p>
          </table:table-cell>
          <table:table-cell/>
          <table:table-cell table:formula="of:=[.B29] / [.$I$4]" office:value-type="float" office:value="0.00001373" calcext:value-type="float">
            <text:p>1,37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.7" calcext:value-type="float">
            <text:p>136,7</text:p>
          </table:table-cell>
          <table:table-cell office:value-type="float" office:value="2.51" calcext:value-type="float">
            <text:p>2,51</text:p>
          </table:table-cell>
          <table:table-cell/>
          <table:table-cell table:formula="of:=[.B30] / [.$I$4]" office:value-type="float" office:value="0.00001367" calcext:value-type="float">
            <text:p>1,36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.3" calcext:value-type="float">
            <text:p>135,3</text:p>
          </table:table-cell>
          <table:table-cell office:value-type="float" office:value="2.58" calcext:value-type="float">
            <text:p>2,58</text:p>
          </table:table-cell>
          <table:table-cell/>
          <table:table-cell table:formula="of:=[.B31] / [.$I$4]" office:value-type="float" office:value="0.00001353" calcext:value-type="float">
            <text:p>1,35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.1" calcext:value-type="float">
            <text:p>135,1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[.B32] / [.$I$4]" office:value-type="float" office:value="0.00001351" calcext:value-type="float">
            <text:p>1,35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.4" calcext:value-type="float">
            <text:p>133,4</text:p>
          </table:table-cell>
          <table:table-cell office:value-type="float" office:value="2.68" calcext:value-type="float">
            <text:p>2,68</text:p>
          </table:table-cell>
          <table:table-cell/>
          <table:table-cell table:formula="of:=[.B33] / [.$I$4]" office:value-type="float" office:value="0.00001334" calcext:value-type="float">
            <text:p>1,33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.7" calcext:value-type="float">
            <text:p>132,7</text:p>
          </table:table-cell>
          <table:table-cell office:value-type="float" office:value="2.72" calcext:value-type="float">
            <text:p>2,72</text:p>
          </table:table-cell>
          <table:table-cell/>
          <table:table-cell table:formula="of:=[.B34] / [.$I$4]" office:value-type="float" office:value="0.00001327" calcext:value-type="float">
            <text:p>1,32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.3" calcext:value-type="float">
            <text:p>131,3</text:p>
          </table:table-cell>
          <table:table-cell office:value-type="float" office:value="2.79" calcext:value-type="float">
            <text:p>2,79</text:p>
          </table:table-cell>
          <table:table-cell/>
          <table:table-cell table:formula="of:=[.B35] / [.$I$4]" office:value-type="float" office:value="0.00001313" calcext:value-type="float">
            <text:p>1,31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.8" calcext:value-type="float">
            <text:p>129,8</text:p>
          </table:table-cell>
          <table:table-cell office:value-type="float" office:value="2.88" calcext:value-type="float">
            <text:p>2,88</text:p>
          </table:table-cell>
          <table:table-cell/>
          <table:table-cell table:formula="of:=[.B36] / [.$I$4]" office:value-type="float" office:value="0.00001298" calcext:value-type="float">
            <text:p>1,29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.7" calcext:value-type="float">
            <text:p>128,7</text:p>
          </table:table-cell>
          <table:table-cell office:value-type="float" office:value="2.94" calcext:value-type="float">
            <text:p>2,94</text:p>
          </table:table-cell>
          <table:table-cell/>
          <table:table-cell table:formula="of:=[.B37] / [.$I$4]" office:value-type="float" office:value="0.00001287" calcext:value-type="float">
            <text:p>1,28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.8" calcext:value-type="float">
            <text:p>127,8</text:p>
          </table:table-cell>
          <table:table-cell office:value-type="float" office:value="3.01" calcext:value-type="float">
            <text:p>3,01</text:p>
          </table:table-cell>
          <table:table-cell/>
          <table:table-cell table:formula="of:=[.B38] / [.$I$4]" office:value-type="float" office:value="0.00001278" calcext:value-type="float">
            <text:p>1,27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.4" calcext:value-type="float">
            <text:p>126,4</text:p>
          </table:table-cell>
          <table:table-cell office:value-type="float" office:value="3.11" calcext:value-type="float">
            <text:p>3,11</text:p>
          </table:table-cell>
          <table:table-cell/>
          <table:table-cell table:formula="of:=[.B39] / [.$I$4]" office:value-type="float" office:value="0.00001264" calcext:value-type="float">
            <text:p>1,26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.4" calcext:value-type="float">
            <text:p>125,4</text:p>
          </table:table-cell>
          <table:table-cell office:value-type="float" office:value="3.19" calcext:value-type="float">
            <text:p>3,19</text:p>
          </table:table-cell>
          <table:table-cell/>
          <table:table-cell table:formula="of:=[.B40] / [.$I$4]" office:value-type="float" office:value="0.00001254" calcext:value-type="float">
            <text:p>1,25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.8" calcext:value-type="float">
            <text:p>124,8</text:p>
          </table:table-cell>
          <table:table-cell office:value-type="float" office:value="3.25" calcext:value-type="float">
            <text:p>3,25</text:p>
          </table:table-cell>
          <table:table-cell/>
          <table:table-cell table:formula="of:=[.B41] / [.$I$4]" office:value-type="float" office:value="0.00001248" calcext:value-type="float">
            <text:p>1,24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.8" calcext:value-type="float">
            <text:p>123,8</text:p>
          </table:table-cell>
          <table:table-cell office:value-type="float" office:value="3.33" calcext:value-type="float">
            <text:p>3,33</text:p>
          </table:table-cell>
          <table:table-cell/>
          <table:table-cell table:formula="of:=[.B42] / [.$I$4]" office:value-type="float" office:value="0.00001238" calcext:value-type="float">
            <text:p>1,23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.5" calcext:value-type="float">
            <text:p>123,5</text:p>
          </table:table-cell>
          <table:table-cell office:value-type="float" office:value="3.37" calcext:value-type="float">
            <text:p>3,37</text:p>
          </table:table-cell>
          <table:table-cell/>
          <table:table-cell table:formula="of:=[.B43] / [.$I$4]" office:value-type="float" office:value="0.00001235" calcext:value-type="float">
            <text:p>1,23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.1" calcext:value-type="float">
            <text:p>123,1</text:p>
          </table:table-cell>
          <table:table-cell office:value-type="float" office:value="3.41" calcext:value-type="float">
            <text:p>3,41</text:p>
          </table:table-cell>
          <table:table-cell/>
          <table:table-cell table:formula="of:=[.B44] / [.$I$4]" office:value-type="float" office:value="0.00001231" calcext:value-type="float">
            <text:p>1,23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.2" calcext:value-type="float">
            <text:p>122,2</text:p>
          </table:table-cell>
          <table:table-cell office:value-type="float" office:value="3.51" calcext:value-type="float">
            <text:p>3,51</text:p>
          </table:table-cell>
          <table:table-cell/>
          <table:table-cell table:formula="of:=[.B45] / [.$I$4]" office:value-type="float" office:value="0.00001222" calcext:value-type="float">
            <text:p>1,222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.6" calcext:value-type="float">
            <text:p>121,6</text:p>
          </table:table-cell>
          <table:table-cell office:value-type="float" office:value="3.58" calcext:value-type="float">
            <text:p>3,58</text:p>
          </table:table-cell>
          <table:table-cell/>
          <table:table-cell table:formula="of:=[.B46] / [.$I$4]" office:value-type="float" office:value="0.00001216" calcext:value-type="float">
            <text:p>1,216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3.67" calcext:value-type="float">
            <text:p>3,67</text:p>
          </table:table-cell>
          <table:table-cell/>
          <table:table-cell table:formula="of:=[.B47] / [.$I$4]" office:value-type="float" office:value="0.0000121" calcext:value-type="float">
            <text:p>1,2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.9" calcext:value-type="float">
            <text:p>120,9</text:p>
          </table:table-cell>
          <table:table-cell office:value-type="float" office:value="3.7" calcext:value-type="float">
            <text:p>3,7</text:p>
          </table:table-cell>
          <table:table-cell/>
          <table:table-cell table:formula="of:=[.B48] / [.$I$4]" office:value-type="float" office:value="0.00001209" calcext:value-type="float">
            <text:p>1,20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.2" calcext:value-type="float">
            <text:p>120,2</text:p>
          </table:table-cell>
          <table:table-cell office:value-type="float" office:value="3.82" calcext:value-type="float">
            <text:p>3,82</text:p>
          </table:table-cell>
          <table:table-cell/>
          <table:table-cell table:formula="of:=[.B49] / [.$I$4]" office:value-type="float" office:value="0.00001202" calcext:value-type="float">
            <text:p>1,202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.2" calcext:value-type="float">
            <text:p>119,2</text:p>
          </table:table-cell>
          <table:table-cell office:value-type="float" office:value="4.03" calcext:value-type="float">
            <text:p>4,03</text:p>
          </table:table-cell>
          <table:table-cell/>
          <table:table-cell table:formula="of:=[.B50] / [.$I$4]" office:value-type="float" office:value="0.00001192" calcext:value-type="float">
            <text:p>1,192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.5" calcext:value-type="float">
            <text:p>118,5</text:p>
          </table:table-cell>
          <table:table-cell office:value-type="float" office:value="4.23" calcext:value-type="float">
            <text:p>4,23</text:p>
          </table:table-cell>
          <table:table-cell/>
          <table:table-cell table:formula="of:=[.B51] / [.$I$4]" office:value-type="float" office:value="0.00001185" calcext:value-type="float">
            <text:p>1,18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.6" calcext:value-type="float">
            <text:p>117,6</text:p>
          </table:table-cell>
          <table:table-cell office:value-type="float" office:value="4.6" calcext:value-type="float">
            <text:p>4,6</text:p>
          </table:table-cell>
          <table:table-cell/>
          <table:table-cell table:formula="of:=[.B52] / [.$I$4]" office:value-type="float" office:value="0.00001176" calcext:value-type="float">
            <text:p>1,176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.7" calcext:value-type="float">
            <text:p>117,7</text:p>
          </table:table-cell>
          <table:table-cell office:value-type="float" office:value="4.9" calcext:value-type="float">
            <text:p>4,9</text:p>
          </table:table-cell>
          <table:table-cell/>
          <table:table-cell table:formula="of:=[.B53] / [.$I$4]" office:value-type="float" office:value="0.00001177" calcext:value-type="float">
            <text:p>1,17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.1" calcext:value-type="float">
            <text:p>119,1</text:p>
          </table:table-cell>
          <table:table-cell office:value-type="float" office:value="5.19" calcext:value-type="float">
            <text:p>5,19</text:p>
          </table:table-cell>
          <table:table-cell/>
          <table:table-cell table:formula="of:=[.B54] / [.$I$4]" office:value-type="float" office:value="0.00001191" calcext:value-type="float">
            <text:p>1,19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.6" calcext:value-type="float">
            <text:p>120,6</text:p>
          </table:table-cell>
          <table:table-cell office:value-type="float" office:value="5.38" calcext:value-type="float">
            <text:p>5,38</text:p>
          </table:table-cell>
          <table:table-cell/>
          <table:table-cell table:formula="of:=[.B55] / [.$I$4]" office:value-type="float" office:value="0.00001206" calcext:value-type="float">
            <text:p>1,206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.1" calcext:value-type="float">
            <text:p>122,1</text:p>
          </table:table-cell>
          <table:table-cell office:value-type="float" office:value="5.52" calcext:value-type="float">
            <text:p>5,52</text:p>
          </table:table-cell>
          <table:table-cell/>
          <table:table-cell table:formula="of:=[.B56] / [.$I$4]" office:value-type="float" office:value="0.00001221" calcext:value-type="float">
            <text:p>1,22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.2" calcext:value-type="float">
            <text:p>125,2</text:p>
          </table:table-cell>
          <table:table-cell office:value-type="float" office:value="5.76" calcext:value-type="float">
            <text:p>5,76</text:p>
          </table:table-cell>
          <table:table-cell/>
          <table:table-cell table:formula="of:=[.B57] / [.$I$4]" office:value-type="float" office:value="0.00001252" calcext:value-type="float">
            <text:p>1,252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.1" calcext:value-type="float">
            <text:p>129,1</text:p>
          </table:table-cell>
          <table:table-cell office:value-type="float" office:value="6.03" calcext:value-type="float">
            <text:p>6,03</text:p>
          </table:table-cell>
          <table:table-cell/>
          <table:table-cell table:formula="of:=[.B58] / [.$I$4]" office:value-type="float" office:value="0.00001291" calcext:value-type="float">
            <text:p>1,29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.9" calcext:value-type="float">
            <text:p>134,9</text:p>
          </table:table-cell>
          <table:table-cell office:value-type="float" office:value="6.37" calcext:value-type="float">
            <text:p>6,37</text:p>
          </table:table-cell>
          <table:table-cell/>
          <table:table-cell table:formula="of:=[.B59] / [.$I$4]" office:value-type="float" office:value="0.00001349" calcext:value-type="float">
            <text:p>1,34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.1" calcext:value-type="float">
            <text:p>142,1</text:p>
          </table:table-cell>
          <table:table-cell office:value-type="float" office:value="6.76" calcext:value-type="float">
            <text:p>6,76</text:p>
          </table:table-cell>
          <table:table-cell/>
          <table:table-cell table:formula="of:=[.B60] / [.$I$4]" office:value-type="float" office:value="0.00001421" calcext:value-type="float">
            <text:p>1,42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.9" calcext:value-type="float">
            <text:p>155,9</text:p>
          </table:table-cell>
          <table:table-cell office:value-type="float" office:value="7.36" calcext:value-type="float">
            <text:p>7,36</text:p>
          </table:table-cell>
          <table:table-cell/>
          <table:table-cell table:formula="of:=[.B61] / [.$I$4]" office:value-type="float" office:value="0.00001559" calcext:value-type="float">
            <text:p>1,55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.1" calcext:value-type="float">
            <text:p>153,1</text:p>
          </table:table-cell>
          <table:table-cell office:value-type="float" office:value="7.61" calcext:value-type="float">
            <text:p>7,61</text:p>
          </table:table-cell>
          <table:table-cell/>
          <table:table-cell table:formula="of:=[.B62] / [.$I$4]" office:value-type="float" office:value="0.00001531" calcext:value-type="float">
            <text:p>1,53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.9" calcext:value-type="float">
            <text:p>178,9</text:p>
          </table:table-cell>
          <table:table-cell office:value-type="float" office:value="8.12" calcext:value-type="float">
            <text:p>8,12</text:p>
          </table:table-cell>
          <table:table-cell/>
          <table:table-cell table:formula="of:=[.B63] / [.$I$4]" office:value-type="float" office:value="0.00001789" calcext:value-type="float">
            <text:p>1,789E-05</text:p>
          </table:table-cell>
          <table:table-cell table:number-columns-repeated="4"/>
        </table:table-row>
      </table:table>
      <table:table table:name="Лист2" table:style-name="ta1">
        <table:shapes>
          <draw:frame draw:z-index="0" draw:style-name="gr1" draw:text-style-name="P1" svg:width="15.999cm" svg:height="8.999cm" svg:x="16.835cm" svg:y="31.935cm">
            <draw:object draw:notify-on-update-of-ranges="Лист2.C3:Лист2.C93 Лист2.E3:Лист2.E9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Напряжение анода</text:p>
          </table:table-cell>
          <table:table-cell office:value-type="string" calcext:value-type="string">
            <text:p>В катод-сетка</text:p>
          </table:table-cell>
          <table:table-cell office:value-type="string" calcext:value-type="string">
            <text:p>В канала</text:p>
          </table:table-cell>
          <table:table-cell office:value-type="string" calcext:value-type="string">
            <text:p>Ток анода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2.6" calcext:value-type="float">
            <text:p>2,6</text:p>
          </table:table-cell>
          <table:table-cell table:formula="of:=[.B3] / [.$I$8]" office:value-type="float" office:value="0.000000021" calcext:value-type="float">
            <text:p>2,1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office:value-type="float" office:value="0.31" calcext:value-type="float">
            <text:p>0,31</text:p>
          </table:table-cell>
          <table:table-cell/>
          <table:table-cell table:formula="of:=[.B4] / [.$I$8]" office:value-type="float" office:value="0.000000134" calcext:value-type="float">
            <text:p>1,34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04" calcext:value-type="float">
            <text:p>3,04</text:p>
          </table:table-cell>
          <table:table-cell office:value-type="float" office:value="0.41" calcext:value-type="float">
            <text:p>0,41</text:p>
          </table:table-cell>
          <table:table-cell/>
          <table:table-cell table:formula="of:=[.B5] / [.$I$8]" office:value-type="float" office:value="0.000000304" calcext:value-type="float">
            <text:p>3,04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,45</text:p>
          </table:table-cell>
          <table:table-cell/>
          <table:table-cell table:formula="of:=[.B6] / [.$I$8]" office:value-type="float" office:value="0.0000004" calcext:value-type="float">
            <text:p>4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2" calcext:value-type="float">
            <text:p>5,2</text:p>
          </table:table-cell>
          <table:table-cell office:value-type="float" office:value="0.49" calcext:value-type="float">
            <text:p>0,49</text:p>
          </table:table-cell>
          <table:table-cell/>
          <table:table-cell table:formula="of:=[.B7] / [.$I$8]" office:value-type="float" office:value="0.00000052" calcext:value-type="float">
            <text:p>5,2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68" calcext:value-type="float">
            <text:p>7,68</text:p>
          </table:table-cell>
          <table:table-cell office:value-type="float" office:value="0.56" calcext:value-type="float">
            <text:p>0,56</text:p>
          </table:table-cell>
          <table:table-cell/>
          <table:table-cell table:formula="of:=[.B8] / [.$I$8]" office:value-type="float" office:value="0.000000768" calcext:value-type="float">
            <text:p>7,68E-07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formula="of:=100 * 10^5" office:value-type="float" office:value="10000000" calcext:value-type="float">
            <text:p>10000000</text:p>
          </table:table-cell>
        </table:table-row>
        <table:table-row table:style-name="ro1">
          <table:table-cell/>
          <table:table-cell office:value-type="float" office:value="9.66" calcext:value-type="float">
            <text:p>9,66</text:p>
          </table:table-cell>
          <table:table-cell office:value-type="float" office:value="0.61" calcext:value-type="float">
            <text:p>0,61</text:p>
          </table:table-cell>
          <table:table-cell/>
          <table:table-cell table:formula="of:=[.B9] / [.$I$8]" office:value-type="float" office:value="0.000000966" calcext:value-type="float">
            <text:p>9,66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,65</text:p>
          </table:table-cell>
          <table:table-cell/>
          <table:table-cell table:formula="of:=[.B10] / [.$I$8]" office:value-type="float" office:value="0.0000012" calcext:value-type="float">
            <text:p>1,2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2" calcext:value-type="float">
            <text:p>17,2</text:p>
          </table:table-cell>
          <table:table-cell office:value-type="float" office:value="0.72" calcext:value-type="float">
            <text:p>0,72</text:p>
          </table:table-cell>
          <table:table-cell/>
          <table:table-cell table:formula="of:=[.B11] / [.$I$8]" office:value-type="float" office:value="0.00000172" calcext:value-type="float">
            <text:p>1,72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4" calcext:value-type="float">
            <text:p>19,4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[.B12] / [.$I$8]" office:value-type="float" office:value="0.00000194" calcext:value-type="float">
            <text:p>1,94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.7" calcext:value-type="float">
            <text:p>24,7</text:p>
          </table:table-cell>
          <table:table-cell office:value-type="float" office:value="0.81" calcext:value-type="float">
            <text:p>0,81</text:p>
          </table:table-cell>
          <table:table-cell/>
          <table:table-cell table:formula="of:=[.B13] / [.$I$8]" office:value-type="float" office:value="0.00000247" calcext:value-type="float">
            <text:p>2,47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1" calcext:value-type="float">
            <text:p>28,1</text:p>
          </table:table-cell>
          <table:table-cell office:value-type="float" office:value="0.84" calcext:value-type="float">
            <text:p>0,84</text:p>
          </table:table-cell>
          <table:table-cell/>
          <table:table-cell table:formula="of:=[.B14] / [.$I$8]" office:value-type="float" office:value="0.00000281" calcext:value-type="float">
            <text:p>2,81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.9" calcext:value-type="float">
            <text:p>34,9</text:p>
          </table:table-cell>
          <table:table-cell office:value-type="float" office:value="0.89" calcext:value-type="float">
            <text:p>0,89</text:p>
          </table:table-cell>
          <table:table-cell/>
          <table:table-cell table:formula="of:=[.B15] / [.$I$8]" office:value-type="float" office:value="0.00000349" calcext:value-type="float">
            <text:p>3,49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.1" calcext:value-type="float">
            <text:p>41,1</text:p>
          </table:table-cell>
          <table:table-cell office:value-type="float" office:value="0.95" calcext:value-type="float">
            <text:p>0,95</text:p>
          </table:table-cell>
          <table:table-cell/>
          <table:table-cell table:formula="of:=[.B16] / [.$I$8]" office:value-type="float" office:value="0.00000411" calcext:value-type="float">
            <text:p>4,11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98" calcext:value-type="float">
            <text:p>0,98</text:p>
          </table:table-cell>
          <table:table-cell/>
          <table:table-cell table:formula="of:=[.B17] / [.$I$8]" office:value-type="float" office:value="0.0000046" calcext:value-type="float">
            <text:p>4,6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.8" calcext:value-type="float">
            <text:p>50,8</text:p>
          </table:table-cell>
          <table:table-cell office:value-type="float" office:value="1.02" calcext:value-type="float">
            <text:p>1,02</text:p>
          </table:table-cell>
          <table:table-cell/>
          <table:table-cell table:formula="of:=[.B18] / [.$I$8]" office:value-type="float" office:value="0.00000508" calcext:value-type="float">
            <text:p>5,08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.2" calcext:value-type="float">
            <text:p>54,2</text:p>
          </table:table-cell>
          <table:table-cell office:value-type="float" office:value="1.04" calcext:value-type="float">
            <text:p>1,04</text:p>
          </table:table-cell>
          <table:table-cell/>
          <table:table-cell table:formula="of:=[.B19] / [.$I$8]" office:value-type="float" office:value="0.00000542" calcext:value-type="float">
            <text:p>5,42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.3" calcext:value-type="float">
            <text:p>58,3</text:p>
          </table:table-cell>
          <table:table-cell office:value-type="float" office:value="1.07" calcext:value-type="float">
            <text:p>1,07</text:p>
          </table:table-cell>
          <table:table-cell/>
          <table:table-cell table:formula="of:=[.B20] / [.$I$8]" office:value-type="float" office:value="0.00000583" calcext:value-type="float">
            <text:p>5,83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.1" calcext:value-type="float">
            <text:p>63,1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[.B21] / [.$I$8]" office:value-type="float" office:value="0.00000631" calcext:value-type="float">
            <text:p>6,31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.2" calcext:value-type="float">
            <text:p>70,2</text:p>
          </table:table-cell>
          <table:table-cell office:value-type="float" office:value="1.15" calcext:value-type="float">
            <text:p>1,15</text:p>
          </table:table-cell>
          <table:table-cell/>
          <table:table-cell table:formula="of:=[.B22] / [.$I$8]" office:value-type="float" office:value="0.00000702" calcext:value-type="float">
            <text:p>7,02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.4" calcext:value-type="float">
            <text:p>77,4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[.B23] / [.$I$8]" office:value-type="float" office:value="0.00000774" calcext:value-type="float">
            <text:p>7,74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.3" calcext:value-type="float">
            <text:p>79,3</text:p>
          </table:table-cell>
          <table:table-cell office:value-type="float" office:value="1.21" calcext:value-type="float">
            <text:p>1,21</text:p>
          </table:table-cell>
          <table:table-cell/>
          <table:table-cell table:formula="of:=[.B24] / [.$I$8]" office:value-type="float" office:value="0.00000793" calcext:value-type="float">
            <text:p>7,93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.2" calcext:value-type="float">
            <text:p>81,2</text:p>
          </table:table-cell>
          <table:table-cell office:value-type="float" office:value="1.22" calcext:value-type="float">
            <text:p>1,22</text:p>
          </table:table-cell>
          <table:table-cell/>
          <table:table-cell table:formula="of:=[.B25] / [.$I$8]" office:value-type="float" office:value="0.00000812" calcext:value-type="float">
            <text:p>8,12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.6" calcext:value-type="float">
            <text:p>84,6</text:p>
          </table:table-cell>
          <table:table-cell office:value-type="float" office:value="1.24" calcext:value-type="float">
            <text:p>1,24</text:p>
          </table:table-cell>
          <table:table-cell/>
          <table:table-cell table:formula="of:=[.B26] / [.$I$8]" office:value-type="float" office:value="0.00000846" calcext:value-type="float">
            <text:p>8,46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.2" calcext:value-type="float">
            <text:p>88,2</text:p>
          </table:table-cell>
          <table:table-cell office:value-type="float" office:value="1.27" calcext:value-type="float">
            <text:p>1,27</text:p>
          </table:table-cell>
          <table:table-cell/>
          <table:table-cell table:formula="of:=[.B27] / [.$I$8]" office:value-type="float" office:value="0.00000882" calcext:value-type="float">
            <text:p>8,82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.3" calcext:value-type="float">
            <text:p>90,3</text:p>
          </table:table-cell>
          <table:table-cell office:value-type="float" office:value="1.29" calcext:value-type="float">
            <text:p>1,29</text:p>
          </table:table-cell>
          <table:table-cell/>
          <table:table-cell table:formula="of:=[.B28] / [.$I$8]" office:value-type="float" office:value="0.00000903" calcext:value-type="float">
            <text:p>9,03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.5" calcext:value-type="float">
            <text:p>92,5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B29] / [.$I$8]" office:value-type="float" office:value="0.00000925" calcext:value-type="float">
            <text:p>9,25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.2" calcext:value-type="float">
            <text:p>93,2</text:p>
          </table:table-cell>
          <table:table-cell office:value-type="float" office:value="1.31" calcext:value-type="float">
            <text:p>1,31</text:p>
          </table:table-cell>
          <table:table-cell/>
          <table:table-cell table:formula="of:=[.B30] / [.$I$8]" office:value-type="float" office:value="0.00000932" calcext:value-type="float">
            <text:p>9,32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.3" calcext:value-type="float">
            <text:p>95,3</text:p>
          </table:table-cell>
          <table:table-cell office:value-type="float" office:value="1.33" calcext:value-type="float">
            <text:p>1,33</text:p>
          </table:table-cell>
          <table:table-cell/>
          <table:table-cell table:formula="of:=[.B31] / [.$I$8]" office:value-type="float" office:value="0.00000953" calcext:value-type="float">
            <text:p>9,53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.8" calcext:value-type="float">
            <text:p>99,8</text:p>
          </table:table-cell>
          <table:table-cell office:value-type="float" office:value="1.36" calcext:value-type="float">
            <text:p>1,36</text:p>
          </table:table-cell>
          <table:table-cell/>
          <table:table-cell table:formula="of:=[.B32] / [.$I$8]" office:value-type="float" office:value="0.00000998" calcext:value-type="float">
            <text:p>9,98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.4" calcext:value-type="float">
            <text:p>100,4</text:p>
          </table:table-cell>
          <table:table-cell office:value-type="float" office:value="1.37" calcext:value-type="float">
            <text:p>1,37</text:p>
          </table:table-cell>
          <table:table-cell/>
          <table:table-cell table:formula="of:=[.B33] / [.$I$8]" office:value-type="float" office:value="0.00001004" calcext:value-type="float">
            <text:p>1,00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.4" calcext:value-type="float">
            <text:p>102,4</text:p>
          </table:table-cell>
          <table:table-cell office:value-type="float" office:value="1.39" calcext:value-type="float">
            <text:p>1,39</text:p>
          </table:table-cell>
          <table:table-cell/>
          <table:table-cell table:formula="of:=[.B34] / [.$I$8]" office:value-type="float" office:value="0.00001024" calcext:value-type="float">
            <text:p>1,02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.41" calcext:value-type="float">
            <text:p>1,41</text:p>
          </table:table-cell>
          <table:table-cell/>
          <table:table-cell table:formula="of:=[.B35] / [.$I$8]" office:value-type="float" office:value="0.0000105" calcext:value-type="float">
            <text:p>1,0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.9" calcext:value-type="float">
            <text:p>108,9</text:p>
          </table:table-cell>
          <table:table-cell office:value-type="float" office:value="1.45" calcext:value-type="float">
            <text:p>1,45</text:p>
          </table:table-cell>
          <table:table-cell/>
          <table:table-cell table:formula="of:=[.B36] / [.$I$8]" office:value-type="float" office:value="0.00001089" calcext:value-type="float">
            <text:p>1,08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.1" calcext:value-type="float">
            <text:p>112,1</text:p>
          </table:table-cell>
          <table:table-cell office:value-type="float" office:value="1.48" calcext:value-type="float">
            <text:p>1,48</text:p>
          </table:table-cell>
          <table:table-cell/>
          <table:table-cell table:formula="of:=[.B37] / [.$I$8]" office:value-type="float" office:value="0.00001121" calcext:value-type="float">
            <text:p>1,12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.2" calcext:value-type="float">
            <text:p>113,2</text:p>
          </table:table-cell>
          <table:table-cell office:value-type="float" office:value="1.49" calcext:value-type="float">
            <text:p>1,49</text:p>
          </table:table-cell>
          <table:table-cell/>
          <table:table-cell table:formula="of:=[.B38] / [.$I$8]" office:value-type="float" office:value="0.00001132" calcext:value-type="float">
            <text:p>1,132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.2" calcext:value-type="float">
            <text:p>114,2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B39] / [.$I$8]" office:value-type="float" office:value="0.00001142" calcext:value-type="float">
            <text:p>1,142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.8" calcext:value-type="float">
            <text:p>115,8</text:p>
          </table:table-cell>
          <table:table-cell office:value-type="float" office:value="1.52" calcext:value-type="float">
            <text:p>1,52</text:p>
          </table:table-cell>
          <table:table-cell/>
          <table:table-cell table:formula="of:=[.B40] / [.$I$8]" office:value-type="float" office:value="0.00001158" calcext:value-type="float">
            <text:p>1,15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.4" calcext:value-type="float">
            <text:p>116,4</text:p>
          </table:table-cell>
          <table:table-cell office:value-type="float" office:value="1.53" calcext:value-type="float">
            <text:p>1,53</text:p>
          </table:table-cell>
          <table:table-cell/>
          <table:table-cell table:formula="of:=[.B41] / [.$I$8]" office:value-type="float" office:value="0.00001164" calcext:value-type="float">
            <text:p>1,16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.6" calcext:value-type="float">
            <text:p>118,6</text:p>
          </table:table-cell>
          <table:table-cell office:value-type="float" office:value="1.55" calcext:value-type="float">
            <text:p>1,55</text:p>
          </table:table-cell>
          <table:table-cell/>
          <table:table-cell table:formula="of:=[.B42] / [.$I$8]" office:value-type="float" office:value="0.00001186" calcext:value-type="float">
            <text:p>1,186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.61" calcext:value-type="float">
            <text:p>1,61</text:p>
          </table:table-cell>
          <table:table-cell/>
          <table:table-cell table:formula="of:=[.B43] / [.$I$8]" office:value-type="float" office:value="0.0000123" calcext:value-type="float">
            <text:p>1,2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.3" calcext:value-type="float">
            <text:p>125,3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B44] / [.$I$8]" office:value-type="float" office:value="0.00001253" calcext:value-type="float">
            <text:p>1,25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.8" calcext:value-type="float">
            <text:p>128,8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B45] / [.$I$8]" office:value-type="float" office:value="0.00001288" calcext:value-type="float">
            <text:p>1,28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.9" calcext:value-type="float">
            <text:p>134,9</text:p>
          </table:table-cell>
          <table:table-cell office:value-type="float" office:value="1.84" calcext:value-type="float">
            <text:p>1,84</text:p>
          </table:table-cell>
          <table:table-cell/>
          <table:table-cell table:formula="of:=[.B46] / [.$I$8]" office:value-type="float" office:value="0.00001349" calcext:value-type="float">
            <text:p>1,34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.7" calcext:value-type="float">
            <text:p>137,7</text:p>
          </table:table-cell>
          <table:table-cell office:value-type="float" office:value="1.95" calcext:value-type="float">
            <text:p>1,95</text:p>
          </table:table-cell>
          <table:table-cell/>
          <table:table-cell table:formula="of:=[.B47] / [.$I$8]" office:value-type="float" office:value="0.00001377" calcext:value-type="float">
            <text:p>1,37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.9" calcext:value-type="float">
            <text:p>138,9</text:p>
          </table:table-cell>
          <table:table-cell office:value-type="float" office:value="2.04" calcext:value-type="float">
            <text:p>2,04</text:p>
          </table:table-cell>
          <table:table-cell/>
          <table:table-cell table:formula="of:=[.B48] / [.$I$8]" office:value-type="float" office:value="0.00001389" calcext:value-type="float">
            <text:p>1,38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.1" calcext:value-type="float">
            <text:p>139,1</text:p>
          </table:table-cell>
          <table:table-cell office:value-type="float" office:value="2.19" calcext:value-type="float">
            <text:p>2,19</text:p>
          </table:table-cell>
          <table:table-cell/>
          <table:table-cell table:formula="of:=[.B49] / [.$I$8]" office:value-type="float" office:value="0.00001391" calcext:value-type="float">
            <text:p>1,39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.5" calcext:value-type="float">
            <text:p>137,5</text:p>
          </table:table-cell>
          <table:table-cell office:value-type="float" office:value="2.36" calcext:value-type="float">
            <text:p>2,36</text:p>
          </table:table-cell>
          <table:table-cell/>
          <table:table-cell table:formula="of:=[.B50] / [.$I$8]" office:value-type="float" office:value="0.00001375" calcext:value-type="float">
            <text:p>1,37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.1" calcext:value-type="float">
            <text:p>139,1</text:p>
          </table:table-cell>
          <table:table-cell office:value-type="float" office:value="2.03" calcext:value-type="float">
            <text:p>2,03</text:p>
          </table:table-cell>
          <table:table-cell/>
          <table:table-cell table:formula="of:=[.B51] / [.$I$8]" office:value-type="float" office:value="0.00001391" calcext:value-type="float">
            <text:p>1,39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.3" calcext:value-type="float">
            <text:p>139,3</text:p>
          </table:table-cell>
          <table:table-cell office:value-type="float" office:value="2.06" calcext:value-type="float">
            <text:p>2,06</text:p>
          </table:table-cell>
          <table:table-cell/>
          <table:table-cell table:formula="of:=[.B52] / [.$I$8]" office:value-type="float" office:value="0.00001393" calcext:value-type="float">
            <text:p>1,39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.5" calcext:value-type="float">
            <text:p>139,5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[.B53] / [.$I$8]" office:value-type="float" office:value="0.00001395" calcext:value-type="float">
            <text:p>1,39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.2" calcext:value-type="float">
            <text:p>139,2</text:p>
          </table:table-cell>
          <table:table-cell office:value-type="float" office:value="2.21" calcext:value-type="float">
            <text:p>2,21</text:p>
          </table:table-cell>
          <table:table-cell/>
          <table:table-cell table:formula="of:=[.B54] / [.$I$8]" office:value-type="float" office:value="0.00001392" calcext:value-type="float">
            <text:p>1,392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.5" calcext:value-type="float">
            <text:p>138,5</text:p>
          </table:table-cell>
          <table:table-cell office:value-type="float" office:value="2.28" calcext:value-type="float">
            <text:p>2,28</text:p>
          </table:table-cell>
          <table:table-cell/>
          <table:table-cell table:formula="of:=[.B55] / [.$I$8]" office:value-type="float" office:value="0.00001385" calcext:value-type="float">
            <text:p>1,38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.9" calcext:value-type="float">
            <text:p>135,9</text:p>
          </table:table-cell>
          <table:table-cell office:value-type="float" office:value="2.46" calcext:value-type="float">
            <text:p>2,46</text:p>
          </table:table-cell>
          <table:table-cell/>
          <table:table-cell table:formula="of:=[.B56] / [.$I$8]" office:value-type="float" office:value="0.00001359" calcext:value-type="float">
            <text:p>1,35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.9" calcext:value-type="float">
            <text:p>133,9</text:p>
          </table:table-cell>
          <table:table-cell office:value-type="float" office:value="2.56" calcext:value-type="float">
            <text:p>2,56</text:p>
          </table:table-cell>
          <table:table-cell/>
          <table:table-cell table:formula="of:=[.B57] / [.$I$8]" office:value-type="float" office:value="0.00001339" calcext:value-type="float">
            <text:p>1,33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.1" calcext:value-type="float">
            <text:p>132,1</text:p>
          </table:table-cell>
          <table:table-cell office:value-type="float" office:value="2.64" calcext:value-type="float">
            <text:p>2,64</text:p>
          </table:table-cell>
          <table:table-cell/>
          <table:table-cell table:formula="of:=[.B58] / [.$I$8]" office:value-type="float" office:value="0.00001321" calcext:value-type="float">
            <text:p>1,32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.1" calcext:value-type="float">
            <text:p>131,1</text:p>
          </table:table-cell>
          <table:table-cell office:value-type="float" office:value="2.69" calcext:value-type="float">
            <text:p>2,69</text:p>
          </table:table-cell>
          <table:table-cell/>
          <table:table-cell table:formula="of:=[.B59] / [.$I$8]" office:value-type="float" office:value="0.00001311" calcext:value-type="float">
            <text:p>1,31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.8" calcext:value-type="float">
            <text:p>128,8</text:p>
          </table:table-cell>
          <table:table-cell office:value-type="float" office:value="2.8" calcext:value-type="float">
            <text:p>2,8</text:p>
          </table:table-cell>
          <table:table-cell/>
          <table:table-cell table:formula="of:=[.B60] / [.$I$8]" office:value-type="float" office:value="0.00001288" calcext:value-type="float">
            <text:p>1,28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.6" calcext:value-type="float">
            <text:p>126,6</text:p>
          </table:table-cell>
          <table:table-cell office:value-type="float" office:value="2.91" calcext:value-type="float">
            <text:p>2,91</text:p>
          </table:table-cell>
          <table:table-cell/>
          <table:table-cell table:formula="of:=[.B61] / [.$I$8]" office:value-type="float" office:value="0.00001266" calcext:value-type="float">
            <text:p>1,266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.9" calcext:value-type="float">
            <text:p>123,9</text:p>
          </table:table-cell>
          <table:table-cell office:value-type="float" office:value="3.04" calcext:value-type="float">
            <text:p>3,04</text:p>
          </table:table-cell>
          <table:table-cell/>
          <table:table-cell table:formula="of:=[.B62] / [.$I$8]" office:value-type="float" office:value="0.00001239" calcext:value-type="float">
            <text:p>1,23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.1" calcext:value-type="float">
            <text:p>122,1</text:p>
          </table:table-cell>
          <table:table-cell office:value-type="float" office:value="3.14" calcext:value-type="float">
            <text:p>3,14</text:p>
          </table:table-cell>
          <table:table-cell/>
          <table:table-cell table:formula="of:=[.B63] / [.$I$8]" office:value-type="float" office:value="0.00001221" calcext:value-type="float">
            <text:p>1,22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.5" calcext:value-type="float">
            <text:p>120,5</text:p>
          </table:table-cell>
          <table:table-cell office:value-type="float" office:value="3.24" calcext:value-type="float">
            <text:p>3,24</text:p>
          </table:table-cell>
          <table:table-cell/>
          <table:table-cell table:formula="of:=[.B64] / [.$I$8]" office:value-type="float" office:value="0.00001205" calcext:value-type="float">
            <text:p>1,20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.29" calcext:value-type="float">
            <text:p>3,29</text:p>
          </table:table-cell>
          <table:table-cell/>
          <table:table-cell table:formula="of:=[.B65] / [.$I$8]" office:value-type="float" office:value="0.000012" calcext:value-type="float">
            <text:p>1,2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.3" calcext:value-type="float">
            <text:p>116,3</text:p>
          </table:table-cell>
          <table:table-cell office:value-type="float" office:value="3.54" calcext:value-type="float">
            <text:p>3,54</text:p>
          </table:table-cell>
          <table:table-cell/>
          <table:table-cell table:formula="of:=[.B66] / [.$I$8]" office:value-type="float" office:value="0.00001163" calcext:value-type="float">
            <text:p>1,16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.9" calcext:value-type="float">
            <text:p>112,9</text:p>
          </table:table-cell>
          <table:table-cell office:value-type="float" office:value="3.83" calcext:value-type="float">
            <text:p>3,83</text:p>
          </table:table-cell>
          <table:table-cell/>
          <table:table-cell table:formula="of:=[.B67] / [.$I$8]" office:value-type="float" office:value="0.00001129" calcext:value-type="float">
            <text:p>1,12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.9" calcext:value-type="float">
            <text:p>110,9</text:p>
          </table:table-cell>
          <table:table-cell office:value-type="float" office:value="4.04" calcext:value-type="float">
            <text:p>4,04</text:p>
          </table:table-cell>
          <table:table-cell/>
          <table:table-cell table:formula="of:=[.B68] / [.$I$8]" office:value-type="float" office:value="0.00001109" calcext:value-type="float">
            <text:p>1,10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.3" calcext:value-type="float">
            <text:p>109,3</text:p>
          </table:table-cell>
          <table:table-cell office:value-type="float" office:value="4.23" calcext:value-type="float">
            <text:p>4,23</text:p>
          </table:table-cell>
          <table:table-cell/>
          <table:table-cell table:formula="of:=[.B69] / [.$I$8]" office:value-type="float" office:value="0.00001093" calcext:value-type="float">
            <text:p>1,09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.5" calcext:value-type="float">
            <text:p>107,5</text:p>
          </table:table-cell>
          <table:table-cell office:value-type="float" office:value="4.43" calcext:value-type="float">
            <text:p>4,43</text:p>
          </table:table-cell>
          <table:table-cell/>
          <table:table-cell table:formula="of:=[.B70] / [.$I$8]" office:value-type="float" office:value="0.00001075" calcext:value-type="float">
            <text:p>1,07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.3" calcext:value-type="float">
            <text:p>106,3</text:p>
          </table:table-cell>
          <table:table-cell office:value-type="float" office:value="4.58" calcext:value-type="float">
            <text:p>4,58</text:p>
          </table:table-cell>
          <table:table-cell/>
          <table:table-cell table:formula="of:=[.B71] / [.$I$8]" office:value-type="float" office:value="0.00001063" calcext:value-type="float">
            <text:p>1,06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4.73" calcext:value-type="float">
            <text:p>4,73</text:p>
          </table:table-cell>
          <table:table-cell/>
          <table:table-cell table:formula="of:=[.B72] / [.$I$8]" office:value-type="float" office:value="0.0000105" calcext:value-type="float">
            <text:p>1,0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.8" calcext:value-type="float">
            <text:p>102,8</text:p>
          </table:table-cell>
          <table:table-cell office:value-type="float" office:value="5.19" calcext:value-type="float">
            <text:p>5,19</text:p>
          </table:table-cell>
          <table:table-cell/>
          <table:table-cell table:formula="of:=[.B73] / [.$I$8]" office:value-type="float" office:value="0.00001028" calcext:value-type="float">
            <text:p>1,02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.5" calcext:value-type="float">
            <text:p>102,5</text:p>
          </table:table-cell>
          <table:table-cell office:value-type="float" office:value="5.3" calcext:value-type="float">
            <text:p>5,3</text:p>
          </table:table-cell>
          <table:table-cell/>
          <table:table-cell table:formula="of:=[.B74] / [.$I$8]" office:value-type="float" office:value="0.00001025" calcext:value-type="float">
            <text:p>1,02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.9" calcext:value-type="float">
            <text:p>102,9</text:p>
          </table:table-cell>
          <table:table-cell office:value-type="float" office:value="5.45" calcext:value-type="float">
            <text:p>5,45</text:p>
          </table:table-cell>
          <table:table-cell/>
          <table:table-cell table:formula="of:=[.B75] / [.$I$8]" office:value-type="float" office:value="0.00001029" calcext:value-type="float">
            <text:p>1,02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.5" calcext:value-type="float">
            <text:p>102,5</text:p>
          </table:table-cell>
          <table:table-cell office:value-type="float" office:value="5.58" calcext:value-type="float">
            <text:p>5,58</text:p>
          </table:table-cell>
          <table:table-cell/>
          <table:table-cell table:formula="of:=[.B76] / [.$I$8]" office:value-type="float" office:value="0.00001025" calcext:value-type="float">
            <text:p>1,02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.8" calcext:value-type="float">
            <text:p>103,8</text:p>
          </table:table-cell>
          <table:table-cell office:value-type="float" office:value="5.85" calcext:value-type="float">
            <text:p>5,85</text:p>
          </table:table-cell>
          <table:table-cell/>
          <table:table-cell table:formula="of:=[.B77] / [.$I$8]" office:value-type="float" office:value="0.00001038" calcext:value-type="float">
            <text:p>1,03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.6" calcext:value-type="float">
            <text:p>105,6</text:p>
          </table:table-cell>
          <table:table-cell office:value-type="float" office:value="6.1" calcext:value-type="float">
            <text:p>6,1</text:p>
          </table:table-cell>
          <table:table-cell/>
          <table:table-cell table:formula="of:=[.B78] / [.$I$8]" office:value-type="float" office:value="0.00001056" calcext:value-type="float">
            <text:p>1,056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.3" calcext:value-type="float">
            <text:p>107,3</text:p>
          </table:table-cell>
          <table:table-cell office:value-type="float" office:value="6.35" calcext:value-type="float">
            <text:p>6,35</text:p>
          </table:table-cell>
          <table:table-cell/>
          <table:table-cell table:formula="of:=[.B79] / [.$I$8]" office:value-type="float" office:value="0.00001073" calcext:value-type="float">
            <text:p>1,07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.2" calcext:value-type="float">
            <text:p>108,2</text:p>
          </table:table-cell>
          <table:table-cell office:value-type="float" office:value="6.5" calcext:value-type="float">
            <text:p>6,5</text:p>
          </table:table-cell>
          <table:table-cell/>
          <table:table-cell table:formula="of:=[.B80] / [.$I$8]" office:value-type="float" office:value="0.00001082" calcext:value-type="float">
            <text:p>1,082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.5" calcext:value-type="float">
            <text:p>109,5</text:p>
          </table:table-cell>
          <table:table-cell office:value-type="float" office:value="6.73" calcext:value-type="float">
            <text:p>6,73</text:p>
          </table:table-cell>
          <table:table-cell/>
          <table:table-cell table:formula="of:=[.B81] / [.$I$8]" office:value-type="float" office:value="0.00001095" calcext:value-type="float">
            <text:p>1,09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.6" calcext:value-type="float">
            <text:p>110,6</text:p>
          </table:table-cell>
          <table:table-cell office:value-type="float" office:value="6.86" calcext:value-type="float">
            <text:p>6,86</text:p>
          </table:table-cell>
          <table:table-cell/>
          <table:table-cell table:formula="of:=[.B82] / [.$I$8]" office:value-type="float" office:value="0.00001106" calcext:value-type="float">
            <text:p>1,106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.5" calcext:value-type="float">
            <text:p>112,5</text:p>
          </table:table-cell>
          <table:table-cell office:value-type="float" office:value="7.1" calcext:value-type="float">
            <text:p>7,1</text:p>
          </table:table-cell>
          <table:table-cell/>
          <table:table-cell table:formula="of:=[.B83] / [.$I$8]" office:value-type="float" office:value="0.00001125" calcext:value-type="float">
            <text:p>1,12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.7" calcext:value-type="float">
            <text:p>117,7</text:p>
          </table:table-cell>
          <table:table-cell office:value-type="float" office:value="7.57" calcext:value-type="float">
            <text:p>7,57</text:p>
          </table:table-cell>
          <table:table-cell/>
          <table:table-cell table:formula="of:=[.B84] / [.$I$8]" office:value-type="float" office:value="0.00001177" calcext:value-type="float">
            <text:p>1,17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.4" calcext:value-type="float">
            <text:p>125,4</text:p>
          </table:table-cell>
          <table:table-cell office:value-type="float" office:value="8.1" calcext:value-type="float">
            <text:p>8,1</text:p>
          </table:table-cell>
          <table:table-cell/>
          <table:table-cell table:formula="of:=[.B85] / [.$I$8]" office:value-type="float" office:value="0.00001254" calcext:value-type="float">
            <text:p>1,25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.9" calcext:value-type="float">
            <text:p>128,9</text:p>
          </table:table-cell>
          <table:table-cell office:value-type="float" office:value="8.3" calcext:value-type="float">
            <text:p>8,3</text:p>
          </table:table-cell>
          <table:table-cell/>
          <table:table-cell table:formula="of:=[.B86] / [.$I$8]" office:value-type="float" office:value="0.00001289" calcext:value-type="float">
            <text:p>1,28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8.5" calcext:value-type="float">
            <text:p>8,5</text:p>
          </table:table-cell>
          <table:table-cell/>
          <table:table-cell table:formula="of:=[.B87] / [.$I$8]" office:value-type="float" office:value="0.0000133" calcext:value-type="float">
            <text:p>1,3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.5" calcext:value-type="float">
            <text:p>141,5</text:p>
          </table:table-cell>
          <table:table-cell office:value-type="float" office:value="8.97" calcext:value-type="float">
            <text:p>8,97</text:p>
          </table:table-cell>
          <table:table-cell/>
          <table:table-cell table:formula="of:=[.B88] / [.$I$8]" office:value-type="float" office:value="0.00001415" calcext:value-type="float">
            <text:p>1,41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9.14" calcext:value-type="float">
            <text:p>9,14</text:p>
          </table:table-cell>
          <table:table-cell/>
          <table:table-cell table:formula="of:=[.B89] / [.$I$8]" office:value-type="float" office:value="0.0000146" calcext:value-type="float">
            <text:p>1,46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.9" calcext:value-type="float">
            <text:p>153,9</text:p>
          </table:table-cell>
          <table:table-cell office:value-type="float" office:value="9.34" calcext:value-type="float">
            <text:p>9,34</text:p>
          </table:table-cell>
          <table:table-cell/>
          <table:table-cell table:formula="of:=[.B90] / [.$I$8]" office:value-type="float" office:value="0.00001539" calcext:value-type="float">
            <text:p>1,53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8.8" calcext:value-type="float">
            <text:p>168,8</text:p>
          </table:table-cell>
          <table:table-cell office:value-type="float" office:value="9.65" calcext:value-type="float">
            <text:p>9,65</text:p>
          </table:table-cell>
          <table:table-cell/>
          <table:table-cell table:formula="of:=[.B91] / [.$I$8]" office:value-type="float" office:value="0.00001688" calcext:value-type="float">
            <text:p>1,68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.4" calcext:value-type="float">
            <text:p>192,4</text:p>
          </table:table-cell>
          <table:table-cell office:value-type="float" office:value="10.42" calcext:value-type="float">
            <text:p>10,42</text:p>
          </table:table-cell>
          <table:table-cell/>
          <table:table-cell table:formula="of:=[.B92] / [.$I$8]" office:value-type="float" office:value="0.00001924" calcext:value-type="float">
            <text:p>1,92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10.6" calcext:value-type="float">
            <text:p>10,6</text:p>
          </table:table-cell>
          <table:table-cell/>
          <table:table-cell table:formula="of:=[.B93] / [.$I$8]" office:value-type="float" office:value="0.0000198" calcext:value-type="float">
            <text:p>1,98E-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4:08:11.736541384</meta:creation-date>
    <meta:generator>LibreOffice/6.4.7.2$Linux_X86_64 LibreOffice_project/40$Build-2</meta:generator>
    <dc:date>2022-09-14T18:02:39.141223349</dc:date>
    <meta:editing-duration>PT45M17S</meta:editing-duration>
    <meta:editing-cycles>140</meta:editing-cycles>
    <meta:document-statistic meta:table-count="2" meta:cell-count="47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4.201cm" style:legend-expansion="high" chart:style-name="ch2"/>
        <chart:plot-area chart:style-name="ch3" table:cell-range-address="Лист2.C3:Лист2.C93 Лист2.E3:Лист2.E93" svg:x="0.479cm" svg:y="0.385cm" svg:width="12.321cm" svg:height="8.638cm">
          <chartooo:coordinate-region svg:x="1.921cm" svg:y="0.584cm" svg:width="10.692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2.E3:Лист2.E93" chart:class="chart:scatter">
            <chart:domain table:cell-range-address="Лист2.C3:Лист2.C93"/>
            <chart:data-point chart:repeated="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">
                <text:p>0.17</text:p>
                <draw:g>
                  <svg:desc>Лист2.C3:Лист2.C93</svg:desc>
                </draw:g>
              </table:table-cell>
              <table:table-cell office:value-type="float" office:value="0.000000021">
                <text:p>0.000000021</text:p>
                <draw:g>
                  <svg:desc>Лист2.E3:Лист2.E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000000134">
                <text:p>0.000000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">
                <text:p>0.41</text:p>
              </table:table-cell>
              <table:table-cell office:value-type="float" office:value="0.000000304">
                <text:p>0.000000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">
                <text:p>0.49</text:p>
              </table:table-cell>
              <table:table-cell office:value-type="float" office:value="0.00000052">
                <text:p>0.00000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">
                <text:p>0.56</text:p>
              </table:table-cell>
              <table:table-cell office:value-type="float" office:value="0.000000768">
                <text:p>0.000000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">
                <text:p>0.61</text:p>
              </table:table-cell>
              <table:table-cell office:value-type="float" office:value="0.000000966">
                <text:p>0.000000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">
                <text:p>0.65</text:p>
              </table:table-cell>
              <table:table-cell office:value-type="float" office:value="0.0000012">
                <text:p>0.0000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">
                <text:p>0.72</text:p>
              </table:table-cell>
              <table:table-cell office:value-type="float" office:value="0.00000172">
                <text:p>0.00000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">
                <text:p>0.75</text:p>
              </table:table-cell>
              <table:table-cell office:value-type="float" office:value="0.00000194">
                <text:p>0.000001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1">
                <text:p>0.81</text:p>
              </table:table-cell>
              <table:table-cell office:value-type="float" office:value="0.00000247">
                <text:p>0.000002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">
                <text:p>0.84</text:p>
              </table:table-cell>
              <table:table-cell office:value-type="float" office:value="0.00000281">
                <text:p>0.00000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9">
                <text:p>0.89</text:p>
              </table:table-cell>
              <table:table-cell office:value-type="float" office:value="0.00000349">
                <text:p>0.000003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">
                <text:p>0.95</text:p>
              </table:table-cell>
              <table:table-cell office:value-type="float" office:value="0.00000411">
                <text:p>0.000004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">
                <text:p>0.98</text:p>
              </table:table-cell>
              <table:table-cell office:value-type="float" office:value="0.0000046">
                <text:p>0.0000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2">
                <text:p>1.02</text:p>
              </table:table-cell>
              <table:table-cell office:value-type="float" office:value="0.00000508">
                <text:p>0.000005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4">
                <text:p>1.04</text:p>
              </table:table-cell>
              <table:table-cell office:value-type="float" office:value="0.00000542">
                <text:p>0.000005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7">
                <text:p>1.07</text:p>
              </table:table-cell>
              <table:table-cell office:value-type="float" office:value="0.00000583">
                <text:p>0.000005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">
                <text:p>1.1</text:p>
              </table:table-cell>
              <table:table-cell office:value-type="float" office:value="0.00000631">
                <text:p>0.000006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5">
                <text:p>1.15</text:p>
              </table:table-cell>
              <table:table-cell office:value-type="float" office:value="0.00000702">
                <text:p>0.000007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">
                <text:p>1.2</text:p>
              </table:table-cell>
              <table:table-cell office:value-type="float" office:value="0.00000774">
                <text:p>0.000007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1">
                <text:p>1.21</text:p>
              </table:table-cell>
              <table:table-cell office:value-type="float" office:value="0.00000793">
                <text:p>0.000007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2">
                <text:p>1.22</text:p>
              </table:table-cell>
              <table:table-cell office:value-type="float" office:value="0.00000812">
                <text:p>0.000008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4">
                <text:p>1.24</text:p>
              </table:table-cell>
              <table:table-cell office:value-type="float" office:value="0.00000846">
                <text:p>0.000008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7">
                <text:p>1.27</text:p>
              </table:table-cell>
              <table:table-cell office:value-type="float" office:value="0.00000882">
                <text:p>0.00000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9">
                <text:p>1.29</text:p>
              </table:table-cell>
              <table:table-cell office:value-type="float" office:value="0.00000903">
                <text:p>0.000009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00000925">
                <text:p>0.00000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1">
                <text:p>1.31</text:p>
              </table:table-cell>
              <table:table-cell office:value-type="float" office:value="0.00000932">
                <text:p>0.000009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3">
                <text:p>1.33</text:p>
              </table:table-cell>
              <table:table-cell office:value-type="float" office:value="0.00000953">
                <text:p>0.000009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6">
                <text:p>1.36</text:p>
              </table:table-cell>
              <table:table-cell office:value-type="float" office:value="0.00000998">
                <text:p>0.00000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7">
                <text:p>1.37</text:p>
              </table:table-cell>
              <table:table-cell office:value-type="float" office:value="0.00001004">
                <text:p>0.000010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9">
                <text:p>1.39</text:p>
              </table:table-cell>
              <table:table-cell office:value-type="float" office:value="0.00001024">
                <text:p>0.000010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1">
                <text:p>1.41</text:p>
              </table:table-cell>
              <table:table-cell office:value-type="float" office:value="0.0000105">
                <text:p>0.00001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5">
                <text:p>1.45</text:p>
              </table:table-cell>
              <table:table-cell office:value-type="float" office:value="0.00001089">
                <text:p>0.000010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8">
                <text:p>1.48</text:p>
              </table:table-cell>
              <table:table-cell office:value-type="float" office:value="0.00001121">
                <text:p>0.00001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9">
                <text:p>1.49</text:p>
              </table:table-cell>
              <table:table-cell office:value-type="float" office:value="0.00001132">
                <text:p>0.00001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">
                <text:p>1.5</text:p>
              </table:table-cell>
              <table:table-cell office:value-type="float" office:value="0.00001142">
                <text:p>0.000011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2">
                <text:p>1.52</text:p>
              </table:table-cell>
              <table:table-cell office:value-type="float" office:value="0.00001158">
                <text:p>0.000011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3">
                <text:p>1.53</text:p>
              </table:table-cell>
              <table:table-cell office:value-type="float" office:value="0.00001164">
                <text:p>0.000011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5">
                <text:p>1.55</text:p>
              </table:table-cell>
              <table:table-cell office:value-type="float" office:value="0.00001186">
                <text:p>0.000011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1">
                <text:p>1.61</text:p>
              </table:table-cell>
              <table:table-cell office:value-type="float" office:value="0.0000123">
                <text:p>0.00001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5">
                <text:p>1.65</text:p>
              </table:table-cell>
              <table:table-cell office:value-type="float" office:value="0.00001253">
                <text:p>0.000012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">
                <text:p>1.7</text:p>
              </table:table-cell>
              <table:table-cell office:value-type="float" office:value="0.00001288">
                <text:p>0.000012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4">
                <text:p>1.84</text:p>
              </table:table-cell>
              <table:table-cell office:value-type="float" office:value="0.00001349">
                <text:p>0.000013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5">
                <text:p>1.95</text:p>
              </table:table-cell>
              <table:table-cell office:value-type="float" office:value="0.00001377">
                <text:p>0.000013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4">
                <text:p>2.04</text:p>
              </table:table-cell>
              <table:table-cell office:value-type="float" office:value="0.00001389">
                <text:p>0.000013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9">
                <text:p>2.19</text:p>
              </table:table-cell>
              <table:table-cell office:value-type="float" office:value="0.00001391">
                <text:p>0.000013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6">
                <text:p>2.36</text:p>
              </table:table-cell>
              <table:table-cell office:value-type="float" office:value="0.00001375">
                <text:p>0.00001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3">
                <text:p>2.03</text:p>
              </table:table-cell>
              <table:table-cell office:value-type="float" office:value="0.00001391">
                <text:p>0.000013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6">
                <text:p>2.06</text:p>
              </table:table-cell>
              <table:table-cell office:value-type="float" office:value="0.00001393">
                <text:p>0.000013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">
                <text:p>2.1</text:p>
              </table:table-cell>
              <table:table-cell office:value-type="float" office:value="0.00001395">
                <text:p>0.000013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1">
                <text:p>2.21</text:p>
              </table:table-cell>
              <table:table-cell office:value-type="float" office:value="0.00001392">
                <text:p>0.000013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28">
                <text:p>2.28</text:p>
              </table:table-cell>
              <table:table-cell office:value-type="float" office:value="0.00001385">
                <text:p>0.000013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46">
                <text:p>2.46</text:p>
              </table:table-cell>
              <table:table-cell office:value-type="float" office:value="0.00001359">
                <text:p>0.000013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56">
                <text:p>2.56</text:p>
              </table:table-cell>
              <table:table-cell office:value-type="float" office:value="0.00001339">
                <text:p>0.000013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4">
                <text:p>2.64</text:p>
              </table:table-cell>
              <table:table-cell office:value-type="float" office:value="0.00001321">
                <text:p>0.000013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9">
                <text:p>2.69</text:p>
              </table:table-cell>
              <table:table-cell office:value-type="float" office:value="0.00001311">
                <text:p>0.000013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">
                <text:p>2.8</text:p>
              </table:table-cell>
              <table:table-cell office:value-type="float" office:value="0.00001288">
                <text:p>0.000012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1">
                <text:p>2.91</text:p>
              </table:table-cell>
              <table:table-cell office:value-type="float" office:value="0.00001266">
                <text:p>0.000012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04">
                <text:p>3.04</text:p>
              </table:table-cell>
              <table:table-cell office:value-type="float" office:value="0.00001239">
                <text:p>0.000012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14">
                <text:p>3.14</text:p>
              </table:table-cell>
              <table:table-cell office:value-type="float" office:value="0.00001221">
                <text:p>0.000012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4">
                <text:p>3.24</text:p>
              </table:table-cell>
              <table:table-cell office:value-type="float" office:value="0.00001205">
                <text:p>0.000012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29">
                <text:p>3.29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54">
                <text:p>3.54</text:p>
              </table:table-cell>
              <table:table-cell office:value-type="float" office:value="0.00001163">
                <text:p>0.000011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3">
                <text:p>3.83</text:p>
              </table:table-cell>
              <table:table-cell office:value-type="float" office:value="0.00001129">
                <text:p>0.000011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4">
                <text:p>4.04</text:p>
              </table:table-cell>
              <table:table-cell office:value-type="float" office:value="0.00001109">
                <text:p>0.000011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23">
                <text:p>4.23</text:p>
              </table:table-cell>
              <table:table-cell office:value-type="float" office:value="0.00001093">
                <text:p>0.000010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43">
                <text:p>4.43</text:p>
              </table:table-cell>
              <table:table-cell office:value-type="float" office:value="0.00001075">
                <text:p>0.000010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58">
                <text:p>4.58</text:p>
              </table:table-cell>
              <table:table-cell office:value-type="float" office:value="0.00001063">
                <text:p>0.000010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73">
                <text:p>4.73</text:p>
              </table:table-cell>
              <table:table-cell office:value-type="float" office:value="0.0000105">
                <text:p>0.00001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19">
                <text:p>5.19</text:p>
              </table:table-cell>
              <table:table-cell office:value-type="float" office:value="0.00001028">
                <text:p>0.000010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3">
                <text:p>5.3</text:p>
              </table:table-cell>
              <table:table-cell office:value-type="float" office:value="0.00001025">
                <text:p>0.000010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45">
                <text:p>5.45</text:p>
              </table:table-cell>
              <table:table-cell office:value-type="float" office:value="0.00001029">
                <text:p>0.000010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58">
                <text:p>5.58</text:p>
              </table:table-cell>
              <table:table-cell office:value-type="float" office:value="0.00001025">
                <text:p>0.000010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85">
                <text:p>5.85</text:p>
              </table:table-cell>
              <table:table-cell office:value-type="float" office:value="0.00001038">
                <text:p>0.000010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1">
                <text:p>6.1</text:p>
              </table:table-cell>
              <table:table-cell office:value-type="float" office:value="0.00001056">
                <text:p>0.000010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35">
                <text:p>6.35</text:p>
              </table:table-cell>
              <table:table-cell office:value-type="float" office:value="0.00001073">
                <text:p>0.000010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5">
                <text:p>6.5</text:p>
              </table:table-cell>
              <table:table-cell office:value-type="float" office:value="0.00001082">
                <text:p>0.000010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73">
                <text:p>6.73</text:p>
              </table:table-cell>
              <table:table-cell office:value-type="float" office:value="0.00001095">
                <text:p>0.000010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86">
                <text:p>6.86</text:p>
              </table:table-cell>
              <table:table-cell office:value-type="float" office:value="0.00001106">
                <text:p>0.000011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1">
                <text:p>7.1</text:p>
              </table:table-cell>
              <table:table-cell office:value-type="float" office:value="0.00001125">
                <text:p>0.00001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57">
                <text:p>7.57</text:p>
              </table:table-cell>
              <table:table-cell office:value-type="float" office:value="0.00001177">
                <text:p>0.000011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1">
                <text:p>8.1</text:p>
              </table:table-cell>
              <table:table-cell office:value-type="float" office:value="0.00001254">
                <text:p>0.000012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.00001289">
                <text:p>0.000012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">
                <text:p>8.5</text:p>
              </table:table-cell>
              <table:table-cell office:value-type="float" office:value="0.0000133">
                <text:p>0.00001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97">
                <text:p>8.97</text:p>
              </table:table-cell>
              <table:table-cell office:value-type="float" office:value="0.00001415">
                <text:p>0.000014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14">
                <text:p>9.14</text:p>
              </table:table-cell>
              <table:table-cell office:value-type="float" office:value="0.0000146">
                <text:p>0.00001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34">
                <text:p>9.34</text:p>
              </table:table-cell>
              <table:table-cell office:value-type="float" office:value="0.00001539">
                <text:p>0.000015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65">
                <text:p>9.65</text:p>
              </table:table-cell>
              <table:table-cell office:value-type="float" office:value="0.00001688">
                <text:p>0.000016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42">
                <text:p>10.42</text:p>
              </table:table-cell>
              <table:table-cell office:value-type="float" office:value="0.00001924">
                <text:p>0.000019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6">
                <text:p>10.6</text:p>
              </table:table-cell>
              <table:table-cell office:value-type="float" office:value="0.0000198">
                <text:p>0.0000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